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b2b2b2" draw:opacity="5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3.54cm" svg:y="5.0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302cm" svg:y="5.06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064cm" svg:y="5.06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826cm" svg:y="5.06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588cm" svg:y="5.06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051cm" svg:height="0.806cm" svg:x="1.362cm" svg:y="5.064cm">
          <draw:text-box>
            <text:p><text:span text:style-name="T1">array[ ]</text:span></text:p>
          </draw:text-box>
        </draw:frame>
        <draw:frame draw:style-name="gr4" draw:text-style-name="P4" draw:layer="layout" svg:width="1.852cm" svg:height="0.806cm" svg:x="1.362cm" svg:y="4.164cm">
          <draw:text-box>
            <text:p><text:span text:style-name="T1">length</text:span></text:p>
          </draw:text-box>
        </draw:frame>
        <draw:custom-shape draw:style-name="gr1" draw:text-style-name="P2" draw:layer="layout" svg:width="0.762cm" svg:height="0.762cm" svg:x="3.54cm" svg:y="4.09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852cm" svg:height="0.806cm" svg:x="1.357cm" svg:y="3.194cm">
          <draw:text-box>
            <text:p><text:span text:style-name="T1">size</text:span></text:p>
          </draw:text-box>
        </draw:frame>
        <draw:custom-shape draw:style-name="gr1" draw:text-style-name="P2" draw:layer="layout" svg:width="0.762cm" svg:height="0.762cm" svg:x="3.535cm" svg:y="3.12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01:20:22.390000000</meta:creation-date>
    <dc:date>2020-10-18T02:30:48.974000000</dc:date>
    <meta:editing-duration>PT15M50S</meta:editing-duration>
    <meta:editing-cycles>4</meta:editing-cycles>
    <meta:generator>LibreOffice/6.3.2.2$Windows_X86_64 LibreOffice_project/98b30e735bda24bc04ab42594c85f7fd8be07b9c</meta:generator>
    <meta:document-statistic meta:object-count="10"/>
  </office:meta>
</office:document-meta>
</file>